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draw:auto-grow-height="true" fo:min-height="3.1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8.1000003814697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54pt" style:font-name-asian="標楷體2" style:font-size-asian="54pt" style:font-size-complex="54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葵花寶典</text:span></text:p>
            <text:p text:style-name="P1"><text:span text:style-name="T1"/></text:p>
            <text:p text:style-name="P1"><text:span text:style-name="T2">The bible of sun flower</text:span></text:p>
            <text:p text:style-name="P1"><text:span text:style-name="T1"/></text:p>
            <text:p text:style-name="P1"><text:span text:style-name="T3"/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版權聲明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版權所無</text:p>
              </text:list-item>
              <text:list-item>
                <text:p>歡迎複製、修改、散佈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作者聲明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4">閱讀本書，請勿追蹤作者是誰</text:span></text:p>
              </text:list-item>
              <text:list-item>
                <text:p><text:span text:style-name="T4">萬一您知道作者是誰，也請不要告訴別人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作者聲明<text:span text:style-name="T5"> </text:span><text:span text:style-name="T5">(</text:span><text:span text:style-name="T5">續</text:span><text:span text:style-name="T5">)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萬一作者姓名被公開，可能會飯碗不保</text:p>
              </text:list-item>
              <text:list-item>
                <text:p>當作者飯碗不保時，可能會被迫加入丐幫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警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18歲以下及衛道人士，請勿翻開本書</text:p>
              </text:list-item>
              <text:list-item>
                <text:p>如果您真的忍不住翻開了，也請勿辱罵作者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前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根據本草綱目紀載<text:line-break/><text:line-break/>- 葵花、又稱太陽花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太陽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不仔細看，可能會被誤認為缺了肉棒的的香蕉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正因為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本書才會被稱為葵花寶典</text:p>
              </text:list-item>
              <text:list-item>
                <text:p>因為、在學習本書的武功之前，可能必須要先切掉您身上的某個東西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預備動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欲練神功、揮劍自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即使自宮、未必成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不必自宮、也能成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小記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盡信書、不如無書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請記得先看完，再決定要不要跟著做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武功祕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以下武功，均未搭配圖片，因此閱讀本書時，您必須先練習圖象式思考方式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一式 俯臥式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一人躺平，另一人俯臥其上，兩人面對面，身體緊貼，進行一上一下之快速運動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二式 後背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人跪下，手往前撐住，保持身體與地面平行</text:p>
              </text:list-item>
              <text:list-item>
                <text:p>另一人從後面向前頂，進行前後前後的快速運動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三式 騎馬式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一人躺下，另一人跨騎於上</text:p>
              </text:list-item>
              <text:list-item>
                <text:p>在上位者快速扭腰擺臀並進行臀部運動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四式 熊抱式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6">本式為進階招式，初學者不可練習</text:span></text:p>
              </text:list-item>
              <text:list-item>
                <text:p><text:span text:style-name="T6">欲練此式者，必須有強健的臂力，否則可能會發生危險</text:span></text:p>
              </text:list-item>
              <text:list-item>
                <text:p><text:span text:style-name="T6">兩人面對面，一人抱起另一人，兩人快速地扭動腰部與臀部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第五式 單人式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<text:span text:style-name="T7">如果您找不到練習對象，可以上網尋求</text:span><text:span text:style-name="T7">google</text:span><text:span text:style-name="T7">的協助</text:span></text:p>
              </text:list-item>
              <text:list-item>
                <text:p><text:span text:style-name="T7">請搜尋以下關鍵字之後，跟著練習</text:span><text:span text:style-name="T7"><text:line-break/></text:span><text:span text:style-name="T7">- porn,MILF,busty,tits,BBW,…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注意事項1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雙人練習時，其中一人的腹部可能會越來越大，這種情況實屬正常現象，請勿驚慌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注意事項2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您不希望腹部變大，可以在香蕉上塗一層保護膜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注意事項3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您的腹部愈來愈大，請尋求婦產科醫生協助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注意事項4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把葵花用菊花取代，也不是不行</text:p>
              </text:list-item>
              <text:list-item>
                <text:p>只是修練的人定力要夠，否則很可能會噴出一些東西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注意事項5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當您練習本書之武功時，記得一定要固定對象</text:p>
              </text:list-item>
              <text:list-item>
                <text:p>如果經常更換對象，很可能葵花會變成菜花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全書完</text:p>
          </draw:text-box>
        </draw:frame>
        <draw:frame presentation:style-name="pr7" draw:layer="layout" svg:width="25.199cm" svg:height="3.186cm" svg:x="1.4cm" svg:y="6.014cm" presentation:class="outline" presentation:user-transformed="true">
          <draw:text-box>
            <text:list text:style-name="L2">
              <text:list-item>
                <text:p>祝您功力大進，練功愉快！</text:p>
              </text:list-item>
            </text:list>
          </draw:text-box>
        </draw:frame>
        <draw:frame draw:style-name="gr2" draw:text-style-name="P8" draw:layer="layout" svg:width="17.474cm" svg:height="5.027cm" svg:x="5.6cm" svg:y="14.153cm">
          <draw:text-box>
            <text:p>這份文件將於公開後一周內封閉，永遠留存在作者的 D 槽！</text:p>
            <text:p/>
            <text:p>因為每個男人的D 槽，都伴隨著他度過許多人生的低潮。</text:p>
            <text:p/>
            <text:p>如果您還想看到這份文件，請將它儲存在您的 D 槽！</text:p>
            <text:p/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09-03T20:15:29.444000000</dc:date>
    <meta:editing-duration>PT6H55M32S</meta:editing-duration>
    <meta:editing-cycles>62</meta:editing-cycles>
    <meta:generator>LibreOffice/4.4.1.2$Windows_x86 LibreOffice_project/45e2de17089c24a1fa810c8f975a7171ba4cd432</meta:generator>
    <meta:document-statistic meta:object-count="136"/>
  </office:meta>
</office:document-meta>
</file>